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071in"/>
    </style:style>
    <style:style style:name="co2" style:family="table-column">
      <style:table-column-properties fo:break-before="auto" style:column-width="1.7272in"/>
    </style:style>
    <style:style style:name="co3" style:family="table-column">
      <style:table-column-properties fo:break-before="auto" style:column-width="1.1307in"/>
    </style:style>
    <style:style style:name="co4" style:family="table-column">
      <style:table-column-properties fo:break-before="auto" style:column-width="1.0799in"/>
    </style:style>
    <style:style style:name="co5" style:family="table-column">
      <style:table-column-properties fo:break-before="auto" style:column-width="0.7354in"/>
    </style:style>
    <style:style style:name="co6" style:family="table-column">
      <style:table-column-properties fo:break-before="auto" style:column-width="1.1283in"/>
    </style:style>
    <style:style style:name="co7" style:family="table-column">
      <style:table-column-properties fo:break-before="auto" style:column-width="4.5902in"/>
    </style:style>
    <style:style style:name="co8" style:family="table-column">
      <style:table-column-properties fo:break-before="auto" style:column-width="1.6354in"/>
    </style:style>
    <style:style style:name="co9" style:family="table-column">
      <style:table-column-properties fo:break-before="auto" style:column-width="0.24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4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29"/>
    <style:style style:name="ce5" style:family="table-cell" style:parent-style-name="Default" style:data-style-name="N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no-wrap" style:shrink-to-fit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1013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xidizer</text:p>
          </table:table-cell>
          <table:table-cell table:style-name="ce1" office:value-type="string" calcext:value-type="string">
            <text:p>enthalpy change</text:p>
          </table:table-cell>
          <table:table-cell table:style-name="ce1" office:value-type="string" calcext:value-type="string">
            <text:p>total mass</text:p>
          </table:table-cell>
          <table:table-cell table:style-name="ce1" office:value-type="string" calcext:value-type="string">
            <text:p>gasMoles</text:p>
          </table:table-cell>
          <table:table-cell table:style-name="ce1" office:value-type="string" calcext:value-type="string">
            <text:p>Energy density</text:p>
          </table:table-cell>
          <table:table-cell table:style-name="ce1" office:value-type="string" calcext:value-type="string">
            <text:p>effective molar mass</text:p>
          </table:table-cell>
          <table:table-cell table:style-name="ce1" office:value-type="string" calcext:value-type="string">
            <text:p>energy per gas mol</text:p>
          </table:table-cell>
          <table:table-cell table:style-name="ce6"/>
          <table:table-cell/>
          <table:table-cell table:style-name="ce6" table:number-columns-repeated="101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kJ/mol</text:p>
          </table:table-cell>
          <table:table-cell table:style-name="ce2" office:value-type="string" calcext:value-type="string">
            <text:p>g/mol</text:p>
          </table:table-cell>
          <table:table-cell table:style-name="ce2" office:value-type="string" calcext:value-type="string">
            <text:p>mol</text:p>
          </table:table-cell>
          <table:table-cell table:style-name="ce2" office:value-type="string" calcext:value-type="string">
            <text:p>MJ/kg</text:p>
          </table:table-cell>
          <table:table-cell table:style-name="ce2" office:value-type="string" calcext:value-type="string">
            <text:p>g/mol</text:p>
          </table:table-cell>
          <table:table-cell table:style-name="ce2" office:value-type="string" calcext:value-type="string">
            <text:p>kJ/mol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1230.9" calcext:value-type="float">
            <text:p>-1230.90</text:p>
          </table:table-cell>
          <table:table-cell table:style-name="ce3" office:value-type="float" office:value="827.59184" calcext:value-type="float">
            <text:p>827.59</text:p>
          </table:table-cell>
          <table:table-cell table:style-name="ce4" office:value-type="float" office:value="23" calcext:value-type="float">
            <text:p>23.0</text:p>
          </table:table-cell>
          <table:table-cell table:style-name="ce3" office:value-type="float" office:value="-1.48732737626" calcext:value-type="float">
            <text:p>-1.49</text:p>
          </table:table-cell>
          <table:table-cell table:style-name="ce5" office:value-type="float" office:value="35.982253913" calcext:value-type="float">
            <text:p>36</text:p>
          </table:table-cell>
          <table:table-cell table:style-name="ce4" office:value-type="float" office:value="-53.5173913043" calcext:value-type="float">
            <text:p>-53.5</text:p>
          </table:table-cell>
          <table:table-cell office:value-type="string" calcext:value-type="string">
            <text:p><text:s/>+ 1.0 C12H22O11 + 4.8 KNO3 = <text:s/>+ 4.8 KOH + 12.0 CO + 8.6 H2O + 2.4 N2</text:p>
          </table:table-cell>
          <table:table-cell office:value-type="string" calcext:value-type="string">
            <text:p>[ -1. <text:s text:c="2"/>-4.8 <text:s text:c="2"/>4.8 <text:s/>12. <text:s text:c="3"/>8.6 <text:s text:c="2"/>2.4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3614.1" calcext:value-type="float">
            <text:p>-3614.10</text:p>
          </table:table-cell>
          <table:table-cell table:style-name="ce3" office:value-type="float" office:value="1312.8872" calcext:value-type="float">
            <text:p>1312.89</text:p>
          </table:table-cell>
          <table:table-cell table:style-name="ce4" office:value-type="float" office:value="23" calcext:value-type="float">
            <text:p>23.0</text:p>
          </table:table-cell>
          <table:table-cell table:style-name="ce3" office:value-type="float" office:value="-2.75278790135" calcext:value-type="float">
            <text:p>-2.75</text:p>
          </table:table-cell>
          <table:table-cell table:style-name="ce5" office:value-type="float" office:value="57.0820521739" calcext:value-type="float">
            <text:p>57</text:p>
          </table:table-cell>
          <table:table-cell table:style-name="ce4" office:value-type="float" office:value="-157.134782609" calcext:value-type="float">
            <text:p>-157.1</text:p>
          </table:table-cell>
          <table:table-cell office:value-type="string" calcext:value-type="string">
            <text:p><text:s/>+ 1.0 C12H22O11 + 9.6 KNO3 = <text:s/>+ 9.6 KOH + 12.0 CO2 + 6.2 H2O + 4.8 N2</text:p>
          </table:table-cell>
          <table:table-cell office:value-type="string" calcext:value-type="string">
            <text:p>[ -1. <text:s text:c="2"/>-9.6 <text:s text:c="2"/>9.6 <text:s/>12. <text:s text:c="3"/>6.2 <text:s text:c="2"/>4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4528.5" calcext:value-type="float">
            <text:p>-4528.50</text:p>
          </table:table-cell>
          <table:table-cell table:style-name="ce3" office:value-type="float" office:value="1312.8872" calcext:value-type="float">
            <text:p>1312.89</text:p>
          </table:table-cell>
          <table:table-cell table:style-name="ce4" office:value-type="float" office:value="23" calcext:value-type="float">
            <text:p>23.0</text:p>
          </table:table-cell>
          <table:table-cell table:style-name="ce3" office:value-type="float" office:value="-3.44926814733" calcext:value-type="float">
            <text:p>-3.45</text:p>
          </table:table-cell>
          <table:table-cell table:style-name="ce5" office:value-type="float" office:value="57.0820521739" calcext:value-type="float">
            <text:p>57</text:p>
          </table:table-cell>
          <table:table-cell table:style-name="ce4" office:value-type="float" office:value="-196.891304348" calcext:value-type="float">
            <text:p>-196.9</text:p>
          </table:table-cell>
          <table:table-cell office:value-type="string" calcext:value-type="string">
            <text:p><text:s/>+ 1.0 C12H22O11 + 9.6 KNO3 = <text:s/>+ 4.8 K2CO3 + 7.2 CO2 + 11.0 H2O + 4.8 N2</text:p>
          </table:table-cell>
          <table:table-cell office:value-type="string" calcext:value-type="string">
            <text:p>[ -1. <text:s text:c="2"/>-9.6 <text:s text:c="2"/>4.8 <text:s text:c="2"/>7.2 <text:s/>11. <text:s text:c="3"/>4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ycerol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467.5" calcext:value-type="float">
            <text:p>-467.50</text:p>
          </table:table-cell>
          <table:table-cell table:style-name="ce3" office:value-type="float" office:value="253.85894" calcext:value-type="float">
            <text:p>253.86</text:p>
          </table:table-cell>
          <table:table-cell table:style-name="ce4" office:value-type="float" office:value="7" calcext:value-type="float">
            <text:p>7.0</text:p>
          </table:table-cell>
          <table:table-cell table:style-name="ce3" office:value-type="float" office:value="-1.84157390715" calcext:value-type="float">
            <text:p>-1.84</text:p>
          </table:table-cell>
          <table:table-cell table:style-name="ce5" office:value-type="float" office:value="36.2655628571" calcext:value-type="float">
            <text:p>36</text:p>
          </table:table-cell>
          <table:table-cell table:style-name="ce4" office:value-type="float" office:value="-66.7857142857" calcext:value-type="float">
            <text:p>-66.8</text:p>
          </table:table-cell>
          <table:table-cell office:value-type="string" calcext:value-type="string">
            <text:p><text:s/>+ <text:s/>C3H8O3 + 1.6 KNO3 = <text:s/>+ 1.6 KOH + 3.0 CO + 3.2 H2O + 0.8 N2</text:p>
          </table:table-cell>
          <table:table-cell office:value-type="string" calcext:value-type="string">
            <text:p>[-1. <text:s/>-1.6 <text:s/>1.6 <text:s/>3. <text:s text:c="2"/>3.2 <text:s/>0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ycerol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1063.3" calcext:value-type="float">
            <text:p>-1063.30</text:p>
          </table:table-cell>
          <table:table-cell table:style-name="ce3" office:value-type="float" office:value="375.18278" calcext:value-type="float">
            <text:p>375.18</text:p>
          </table:table-cell>
          <table:table-cell table:style-name="ce4" office:value-type="float" office:value="7" calcext:value-type="float">
            <text:p>7.0</text:p>
          </table:table-cell>
          <table:table-cell table:style-name="ce3" office:value-type="float" office:value="-2.83408529571" calcext:value-type="float">
            <text:p>-2.83</text:p>
          </table:table-cell>
          <table:table-cell table:style-name="ce5" office:value-type="float" office:value="53.59754" calcext:value-type="float">
            <text:p>54</text:p>
          </table:table-cell>
          <table:table-cell table:style-name="ce4" office:value-type="float" office:value="-151.9" calcext:value-type="float">
            <text:p>-151.9</text:p>
          </table:table-cell>
          <table:table-cell office:value-type="string" calcext:value-type="string">
            <text:p><text:s/>+ <text:s/>C3H8O3 + 2.8 KNO3 = <text:s/>+ 2.8 KOH + 3.0 CO2 + 2.6 H2O + 1.4 N2</text:p>
          </table:table-cell>
          <table:table-cell office:value-type="string" calcext:value-type="string">
            <text:p>[-1. <text:s/>-2.8 <text:s/>2.8 <text:s/>3. <text:s text:c="2"/>2.6 <text:s/>1.4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ycerol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1330" calcext:value-type="float">
            <text:p>-1330.00</text:p>
          </table:table-cell>
          <table:table-cell table:style-name="ce3" office:value-type="float" office:value="375.18278" calcext:value-type="float">
            <text:p>375.18</text:p>
          </table:table-cell>
          <table:table-cell table:style-name="ce4" office:value-type="float" office:value="7" calcext:value-type="float">
            <text:p>7.0</text:p>
          </table:table-cell>
          <table:table-cell table:style-name="ce3" office:value-type="float" office:value="-3.54493881622" calcext:value-type="float">
            <text:p>-3.54</text:p>
          </table:table-cell>
          <table:table-cell table:style-name="ce5" office:value-type="float" office:value="53.59754" calcext:value-type="float">
            <text:p>54</text:p>
          </table:table-cell>
          <table:table-cell table:style-name="ce4" office:value-type="float" office:value="-190" calcext:value-type="float">
            <text:p>-190.0</text:p>
          </table:table-cell>
          <table:table-cell office:value-type="string" calcext:value-type="string">
            <text:p><text:s/>+ <text:s/>C3H8O3 + 2.8 KNO3 = <text:s/>+ 1.4 K2CO3 + 1.6 CO2 + 4.0 H2O + 1.4 N2</text:p>
          </table:table-cell>
          <table:table-cell office:value-type="string" calcext:value-type="string">
            <text:p>[-1. <text:s/>-2.8 <text:s/>1.4 <text:s/>1.6 <text:s/>4. <text:s text:c="2"/>1.4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4.2" calcext:value-type="float">
            <text:p>-4.20</text:p>
          </table:table-cell>
          <table:table-cell table:style-name="ce3" office:value-type="float" office:value="313.44736" calcext:value-type="float">
            <text:p>313.45</text:p>
          </table:table-cell>
          <table:table-cell table:style-name="ce4" office:value-type="float" office:value="10" calcext:value-type="float">
            <text:p>10.0</text:p>
          </table:table-cell>
          <table:table-cell table:style-name="ce3" office:value-type="float" office:value="-0.0133993790855" calcext:value-type="float">
            <text:p>-0.01</text:p>
          </table:table-cell>
          <table:table-cell table:style-name="ce5" office:value-type="float" office:value="31.344736" calcext:value-type="float">
            <text:p>31</text:p>
          </table:table-cell>
          <table:table-cell table:style-name="ce4" office:value-type="float" office:value="-0.42" calcext:value-type="float">
            <text:p>-0.4</text:p>
          </table:table-cell>
          <table:table-cell office:value-type="string" calcext:value-type="string">
            <text:p><text:s/>+ 1.0 C6H8O7 + 1.2 KNO3 = <text:s/>+ 1.2 KOH + 6.0 CO + 3.4 H2O + 0.6 N2</text:p>
          </table:table-cell>
          <table:table-cell office:value-type="string" calcext:value-type="string">
            <text:p>[-1. <text:s/>-1.2 <text:s/>1.2 <text:s/>6. <text:s text:c="2"/>3.4 <text:s/>0.6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1195.8" calcext:value-type="float">
            <text:p>-1195.80</text:p>
          </table:table-cell>
          <table:table-cell table:style-name="ce3" office:value-type="float" office:value="556.09504" calcext:value-type="float">
            <text:p>556.10</text:p>
          </table:table-cell>
          <table:table-cell table:style-name="ce4" office:value-type="float" office:value="10" calcext:value-type="float">
            <text:p>10.0</text:p>
          </table:table-cell>
          <table:table-cell table:style-name="ce3" office:value-type="float" office:value="-2.15035185352" calcext:value-type="float">
            <text:p>-2.15</text:p>
          </table:table-cell>
          <table:table-cell table:style-name="ce5" office:value-type="float" office:value="55.609504" calcext:value-type="float">
            <text:p>56</text:p>
          </table:table-cell>
          <table:table-cell table:style-name="ce4" office:value-type="float" office:value="-119.58" calcext:value-type="float">
            <text:p>-119.6</text:p>
          </table:table-cell>
          <table:table-cell office:value-type="string" calcext:value-type="string">
            <text:p><text:s/>+ <text:s/>C6H8O7 + 3.6 KNO3 = <text:s/>+ 3.6 KOH + 6.0 CO2 + 2.2 H2O + 1.8 N2</text:p>
          </table:table-cell>
          <table:table-cell office:value-type="string" calcext:value-type="string">
            <text:p>[-1. <text:s/>-3.6 <text:s/>3.6 <text:s/>6. <text:s text:c="2"/>2.2 <text:s/>1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1538.7" calcext:value-type="float">
            <text:p>-1538.70</text:p>
          </table:table-cell>
          <table:table-cell table:style-name="ce3" office:value-type="float" office:value="556.09504" calcext:value-type="float">
            <text:p>556.10</text:p>
          </table:table-cell>
          <table:table-cell table:style-name="ce4" office:value-type="float" office:value="10" calcext:value-type="float">
            <text:p>10.0</text:p>
          </table:table-cell>
          <table:table-cell table:style-name="ce3" office:value-type="float" office:value="-2.76697306993" calcext:value-type="float">
            <text:p>-2.77</text:p>
          </table:table-cell>
          <table:table-cell table:style-name="ce5" office:value-type="float" office:value="55.609504" calcext:value-type="float">
            <text:p>56</text:p>
          </table:table-cell>
          <table:table-cell table:style-name="ce4" office:value-type="float" office:value="-153.87" calcext:value-type="float">
            <text:p>-153.9</text:p>
          </table:table-cell>
          <table:table-cell office:value-type="string" calcext:value-type="string">
            <text:p><text:s/>+ <text:s/>C6H8O7 + 3.6 KNO3 = <text:s/>+ 1.8 K2CO3 + 4.2 CO2 + 4.0 H2O + 1.8 N2</text:p>
          </table:table-cell>
          <table:table-cell office:value-type="string" calcext:value-type="string">
            <text:p>[-1. <text:s/>-3.6 <text:s/>1.8 <text:s/>4.2 <text:s/>4. <text:s text:c="2"/>1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<text:s/>calcium nitrate</text:p>
          </table:table-cell>
          <table:table-cell table:style-name="ce3" office:value-type="float" office:value="-1515.78" calcext:value-type="float">
            <text:p>-1515.78</text:p>
          </table:table-cell>
          <table:table-cell table:style-name="ce3" office:value-type="float" office:value="736.1072" calcext:value-type="float">
            <text:p>736.11</text:p>
          </table:table-cell>
          <table:table-cell table:style-name="ce4" office:value-type="float" office:value="25.4" calcext:value-type="float">
            <text:p>25.4</text:p>
          </table:table-cell>
          <table:table-cell table:style-name="ce3" office:value-type="float" office:value="-2.05918377106" calcext:value-type="float">
            <text:p>-2.06</text:p>
          </table:table-cell>
          <table:table-cell table:style-name="ce5" office:value-type="float" office:value="28.9805984252" calcext:value-type="float">
            <text:p>29</text:p>
          </table:table-cell>
          <table:table-cell table:style-name="ce4" office:value-type="float" office:value="-59.6763779528" calcext:value-type="float">
            <text:p>-59.7</text:p>
          </table:table-cell>
          <table:table-cell office:value-type="string" calcext:value-type="string">
            <text:p><text:s/>+ 1.0 C12H22O11 + 2.4 CaN2O6 = <text:s/>+ 2.4 CaO + 12.0 CO + 11.0 H2O + 2.4 N2</text:p>
          </table:table-cell>
          <table:table-cell office:value-type="string" calcext:value-type="string">
            <text:p>[ -1. <text:s text:c="2"/>-2.4 <text:s text:c="2"/>2.4 <text:s/>12. <text:s text:c="2"/>11. <text:s text:c="3"/>2.4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<text:s/>calcium nitrate</text:p>
          </table:table-cell>
          <table:table-cell table:style-name="ce3" office:value-type="float" office:value="-4183.86" calcext:value-type="float">
            <text:p>-4183.86</text:p>
          </table:table-cell>
          <table:table-cell table:style-name="ce3" office:value-type="float" office:value="1129.91792" calcext:value-type="float">
            <text:p>1129.92</text:p>
          </table:table-cell>
          <table:table-cell table:style-name="ce4" office:value-type="float" office:value="27.8" calcext:value-type="float">
            <text:p>27.8</text:p>
          </table:table-cell>
          <table:table-cell table:style-name="ce3" office:value-type="float" office:value="-3.70279993435" calcext:value-type="float">
            <text:p>-3.70</text:p>
          </table:table-cell>
          <table:table-cell table:style-name="ce5" office:value-type="float" office:value="40.6445294964" calcext:value-type="float">
            <text:p>41</text:p>
          </table:table-cell>
          <table:table-cell table:style-name="ce4" office:value-type="float" office:value="-150.498561151" calcext:value-type="float">
            <text:p>-150.5</text:p>
          </table:table-cell>
          <table:table-cell office:value-type="string" calcext:value-type="string">
            <text:p><text:s/>+ 1.0 C12H22O11 + 4.8 CaN2O6 = <text:s/>+ 4.8 CaO + 12.0 CO2 + 11.0 H2O + 4.8 N2</text:p>
          </table:table-cell>
          <table:table-cell office:value-type="string" calcext:value-type="string">
            <text:p>[ -1. <text:s text:c="2"/>-4.8 <text:s text:c="2"/>4.8 <text:s/>12. <text:s text:c="2"/>11. <text:s text:c="3"/>4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<text:s/>calcium nitrate</text:p>
          </table:table-cell>
          <table:table-cell table:style-name="ce3" office:value-type="float" office:value="-5040.18" calcext:value-type="float">
            <text:p>-5040.18</text:p>
          </table:table-cell>
          <table:table-cell table:style-name="ce3" office:value-type="float" office:value="1129.91792" calcext:value-type="float">
            <text:p>1129.92</text:p>
          </table:table-cell>
          <table:table-cell table:style-name="ce4" office:value-type="float" office:value="23" calcext:value-type="float">
            <text:p>23.0</text:p>
          </table:table-cell>
          <table:table-cell table:style-name="ce3" office:value-type="float" office:value="-4.46066029292" calcext:value-type="float">
            <text:p>-4.46</text:p>
          </table:table-cell>
          <table:table-cell table:style-name="ce5" office:value-type="float" office:value="49.126866087" calcext:value-type="float">
            <text:p>49</text:p>
          </table:table-cell>
          <table:table-cell table:style-name="ce4" office:value-type="float" office:value="-219.13826087" calcext:value-type="float">
            <text:p>-219.1</text:p>
          </table:table-cell>
          <table:table-cell office:value-type="string" calcext:value-type="string">
            <text:p><text:s/>+ 1.0 C12H22O11 + 4.8 CaN2O6 = <text:s/>+ 4.8 CaCO3 + 7.2 CO2 + 11.0 H2O + 4.8 N2</text:p>
          </table:table-cell>
          <table:table-cell office:value-type="string" calcext:value-type="string">
            <text:p>[ -1. <text:s text:c="2"/>-4.8 <text:s text:c="2"/>4.8 <text:s text:c="2"/>7.2 <text:s/>11. <text:s text:c="3"/>4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ycerol</text:p>
          </table:table-cell>
          <table:table-cell office:value-type="string" calcext:value-type="string">
            <text:p><text:s/>calcium nitrate</text:p>
          </table:table-cell>
          <table:table-cell table:style-name="ce3" office:value-type="float" office:value="-562.46" calcext:value-type="float">
            <text:p>-562.46</text:p>
          </table:table-cell>
          <table:table-cell table:style-name="ce3" office:value-type="float" office:value="223.36406" calcext:value-type="float">
            <text:p>223.36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-2.51813116219" calcext:value-type="float">
            <text:p>-2.52</text:p>
          </table:table-cell>
          <table:table-cell table:style-name="ce5" office:value-type="float" office:value="28.6364179487" calcext:value-type="float">
            <text:p>29</text:p>
          </table:table-cell>
          <table:table-cell table:style-name="ce4" office:value-type="float" office:value="-72.1102564103" calcext:value-type="float">
            <text:p>-72.1</text:p>
          </table:table-cell>
          <table:table-cell office:value-type="string" calcext:value-type="string">
            <text:p><text:s/>+ <text:s/>C3H8O3 + 0.8 CaN2O6 = <text:s/>+ 0.8 CaO + 3.0 CO + 4.0 H2O + 0.8 N2</text:p>
          </table:table-cell>
          <table:table-cell office:value-type="string" calcext:value-type="string">
            <text:p>[-1. <text:s/>-0.8 <text:s/>0.8 <text:s/>3. <text:s text:c="2"/>4. <text:s text:c="2"/>0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ycerol</text:p>
          </table:table-cell>
          <table:table-cell office:value-type="string" calcext:value-type="string">
            <text:p><text:s/>calcium nitrate</text:p>
          </table:table-cell>
          <table:table-cell table:style-name="ce3" office:value-type="float" office:value="-1229.48" calcext:value-type="float">
            <text:p>-1229.48</text:p>
          </table:table-cell>
          <table:table-cell table:style-name="ce3" office:value-type="float" office:value="321.81674" calcext:value-type="float">
            <text:p>321.82</text:p>
          </table:table-cell>
          <table:table-cell table:style-name="ce4" office:value-type="float" office:value="8.4" calcext:value-type="float">
            <text:p>8.4</text:p>
          </table:table-cell>
          <table:table-cell table:style-name="ce3" office:value-type="float" office:value="-3.82043519551" calcext:value-type="float">
            <text:p>-3.82</text:p>
          </table:table-cell>
          <table:table-cell table:style-name="ce5" office:value-type="float" office:value="38.3115166667" calcext:value-type="float">
            <text:p>38</text:p>
          </table:table-cell>
          <table:table-cell table:style-name="ce4" office:value-type="float" office:value="-146.366666667" calcext:value-type="float">
            <text:p>-146.4</text:p>
          </table:table-cell>
          <table:table-cell office:value-type="string" calcext:value-type="string">
            <text:p><text:s/>+ <text:s/>C3H8O3 + 1.4 CaN2O6 = <text:s/>+ 1.4 CaO + 3.0 CO2 + 4.0 H2O + 1.4 N2</text:p>
          </table:table-cell>
          <table:table-cell office:value-type="string" calcext:value-type="string">
            <text:p>[-1. <text:s/>-1.4 <text:s/>1.4 <text:s/>3. <text:s text:c="2"/>4. <text:s text:c="2"/>1.4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ycerol</text:p>
          </table:table-cell>
          <table:table-cell office:value-type="string" calcext:value-type="string">
            <text:p><text:s/>calcium nitrate</text:p>
          </table:table-cell>
          <table:table-cell table:style-name="ce3" office:value-type="float" office:value="-1479.24" calcext:value-type="float">
            <text:p>-1479.24</text:p>
          </table:table-cell>
          <table:table-cell table:style-name="ce3" office:value-type="float" office:value="321.81674" calcext:value-type="float">
            <text:p>321.82</text:p>
          </table:table-cell>
          <table:table-cell table:style-name="ce4" office:value-type="float" office:value="7" calcext:value-type="float">
            <text:p>7.0</text:p>
          </table:table-cell>
          <table:table-cell table:style-name="ce3" office:value-type="float" office:value="-4.59652906807" calcext:value-type="float">
            <text:p>-4.60</text:p>
          </table:table-cell>
          <table:table-cell table:style-name="ce5" office:value-type="float" office:value="45.97382" calcext:value-type="float">
            <text:p>46</text:p>
          </table:table-cell>
          <table:table-cell table:style-name="ce4" office:value-type="float" office:value="-211.32" calcext:value-type="float">
            <text:p>-211.3</text:p>
          </table:table-cell>
          <table:table-cell office:value-type="string" calcext:value-type="string">
            <text:p><text:s/>+ <text:s/>C3H8O3 + 1.4 CaN2O6 = <text:s/>+ 1.4 CaCO3 + 1.6 CO2 + 4.0 H2O + 1.4 N2</text:p>
          </table:table-cell>
          <table:table-cell office:value-type="string" calcext:value-type="string">
            <text:p>[-1. <text:s/>-1.4 <text:s/>1.4 <text:s/>1.6 <text:s/>4. <text:s text:c="2"/>1.4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<text:s/>calcium nitrate</text:p>
          </table:table-cell>
          <table:table-cell table:style-name="ce3" office:value-type="float" office:value="-75.42" calcext:value-type="float">
            <text:p>-75.42</text:p>
          </table:table-cell>
          <table:table-cell table:style-name="ce3" office:value-type="float" office:value="290.5762" calcext:value-type="float">
            <text:p>290.58</text:p>
          </table:table-cell>
          <table:table-cell table:style-name="ce4" office:value-type="float" office:value="10.6" calcext:value-type="float">
            <text:p>10.6</text:p>
          </table:table-cell>
          <table:table-cell table:style-name="ce3" office:value-type="float" office:value="-0.25955326004" calcext:value-type="float">
            <text:p>-0.26</text:p>
          </table:table-cell>
          <table:table-cell table:style-name="ce5" office:value-type="float" office:value="27.4128490566" calcext:value-type="float">
            <text:p>27</text:p>
          </table:table-cell>
          <table:table-cell table:style-name="ce4" office:value-type="float" office:value="-7.11509433962" calcext:value-type="float">
            <text:p>-7.1</text:p>
          </table:table-cell>
          <table:table-cell office:value-type="string" calcext:value-type="string">
            <text:p><text:s/>+ <text:s/>C6H8O7 + 0.6 CaN2O6 = <text:s/>+ 0.6 CaO + 6.0 CO + 4.0 H2O + 0.6 N2</text:p>
          </table:table-cell>
          <table:table-cell office:value-type="string" calcext:value-type="string">
            <text:p>[-1. <text:s/>-0.6 <text:s/>0.6 <text:s/>6. <text:s text:c="2"/>4. <text:s text:c="2"/>0.6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<text:s/>calcium nitrate</text:p>
          </table:table-cell>
          <table:table-cell table:style-name="ce3" office:value-type="float" office:value="-1409.46" calcext:value-type="float">
            <text:p>-1409.46</text:p>
          </table:table-cell>
          <table:table-cell table:style-name="ce3" office:value-type="float" office:value="487.48156" calcext:value-type="float">
            <text:p>487.48</text:p>
          </table:table-cell>
          <table:table-cell table:style-name="ce4" office:value-type="float" office:value="11.8" calcext:value-type="float">
            <text:p>11.8</text:p>
          </table:table-cell>
          <table:table-cell table:style-name="ce3" office:value-type="float" office:value="-2.89130936563" calcext:value-type="float">
            <text:p>-2.89</text:p>
          </table:table-cell>
          <table:table-cell table:style-name="ce5" office:value-type="float" office:value="41.3119966102" calcext:value-type="float">
            <text:p>41</text:p>
          </table:table-cell>
          <table:table-cell table:style-name="ce4" office:value-type="float" office:value="-119.445762712" calcext:value-type="float">
            <text:p>-119.4</text:p>
          </table:table-cell>
          <table:table-cell office:value-type="string" calcext:value-type="string">
            <text:p><text:s/>+ <text:s/>C6H8O7 + 1.8 CaN2O6 = <text:s/>+ 1.8 CaO + 6.0 CO2 + 4.0 H2O + 1.8 N2</text:p>
          </table:table-cell>
          <table:table-cell office:value-type="string" calcext:value-type="string">
            <text:p>[-1. <text:s/>-1.8 <text:s/>1.8 <text:s/>6. <text:s text:c="2"/>4. <text:s text:c="2"/>1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<text:s/>calcium nitrate</text:p>
          </table:table-cell>
          <table:table-cell table:style-name="ce3" office:value-type="float" office:value="-1730.58" calcext:value-type="float">
            <text:p>-1730.58</text:p>
          </table:table-cell>
          <table:table-cell table:style-name="ce3" office:value-type="float" office:value="487.48156" calcext:value-type="float">
            <text:p>487.48</text:p>
          </table:table-cell>
          <table:table-cell table:style-name="ce4" office:value-type="float" office:value="10" calcext:value-type="float">
            <text:p>10.0</text:p>
          </table:table-cell>
          <table:table-cell table:style-name="ce3" office:value-type="float" office:value="-3.55004197492" calcext:value-type="float">
            <text:p>-3.55</text:p>
          </table:table-cell>
          <table:table-cell table:style-name="ce5" office:value-type="float" office:value="48.748156" calcext:value-type="float">
            <text:p>49</text:p>
          </table:table-cell>
          <table:table-cell table:style-name="ce4" office:value-type="float" office:value="-173.058" calcext:value-type="float">
            <text:p>-173.1</text:p>
          </table:table-cell>
          <table:table-cell office:value-type="string" calcext:value-type="string">
            <text:p><text:s/>+ <text:s/>C6H8O7 + 1.8 CaN2O6 = <text:s/>+ 1.8 CaCO3 + 4.2 CO2 + 4.0 H2O + 1.8 N2</text:p>
          </table:table-cell>
          <table:table-cell office:value-type="string" calcext:value-type="string">
            <text:p>[-1. <text:s/>-1.8 <text:s/>1.8 <text:s/>4.2 <text:s/>4. <text:s text:c="2"/>1.8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string" calcext:value-type="string">
            <text:p><text:s/>potassium permanganate</text:p>
          </table:table-cell>
          <table:table-cell table:style-name="ce3" office:value-type="float" office:value="-618.978571429" calcext:value-type="float">
            <text:p>-618.98</text:p>
          </table:table-cell>
          <table:table-cell table:style-name="ce3" office:value-type="float" office:value="94.3083532857" calcext:value-type="float">
            <text:p>94.31</text:p>
          </table:table-cell>
          <table:table-cell table:style-name="ce4" office:value-type="float" office:value="0" calcext:value-type="float">
            <text:p>0.0</text:p>
          </table:table-cell>
          <table:table-cell table:style-name="ce3" office:value-type="float" office:value="-6.56334831288" calcext:value-type="float">
            <text:p>-6.56</text:p>
          </table:table-cell>
          <table:table-cell table:style-name="ce5" office:value-type="string" calcext:value-type="string">
            <text:p>inf</text:p>
          </table:table-cell>
          <table:table-cell table:style-name="ce4" office:value-type="string" calcext:value-type="string">
            <text:p>-inf</text:p>
          </table:table-cell>
          <table:table-cell office:value-type="string" calcext:value-type="string">
            <text:p><text:s/>+ <text:s/>Al + 0.428571428571 KMnO4 = <text:s/>+ 0.214285714286 K2Al2O4 + 0.285714285714 Al2O3 + 0.428571428571 Mn</text:p>
          </table:table-cell>
          <table:table-cell office:value-type="string" calcext:value-type="string">
            <text:p>[-1. <text:s text:c="8"/>-0.42857143 <text:s/>0.21428571 <text:s/>0.28571429 <text:s/>0.42857143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string" calcext:value-type="string">
            <text:p><text:s/>potassium nitrate</text:p>
          </table:table-cell>
          <table:table-cell table:style-name="ce3" office:value-type="float" office:value="-723.07" calcext:value-type="float">
            <text:p>-723.07</text:p>
          </table:table-cell>
          <table:table-cell table:style-name="ce3" office:value-type="float" office:value="87.643459" calcext:value-type="float">
            <text:p>87.64</text:p>
          </table:table-cell>
          <table:table-cell table:style-name="ce4" office:value-type="float" office:value="0.3" calcext:value-type="float">
            <text:p>0.3</text:p>
          </table:table-cell>
          <table:table-cell table:style-name="ce3" office:value-type="float" office:value="-8.25013079413" calcext:value-type="float">
            <text:p>-8.25</text:p>
          </table:table-cell>
          <table:table-cell table:style-name="ce5" office:value-type="float" office:value="292.144863333" calcext:value-type="float">
            <text:p>292</text:p>
          </table:table-cell>
          <table:table-cell table:style-name="ce4" office:value-type="float" office:value="-2410.23333333" calcext:value-type="float">
            <text:p>-2410.2</text:p>
          </table:table-cell>
          <table:table-cell office:value-type="string" calcext:value-type="string">
            <text:p><text:s/>+ <text:s/>Al + 0.6 KNO3 = <text:s/>+ 0.3 K2Al2O4 + 0.2 Al2O3 + 0.3 N2</text:p>
          </table:table-cell>
          <table:table-cell office:value-type="string" calcext:value-type="string">
            <text:p>[-1. <text:s/>-0.6 <text:s/>0.3 <text:s/>0.2 <text:s/>0.3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string" calcext:value-type="string">
            <text:p><text:s/>ammonium nitrate</text:p>
          </table:table-cell>
          <table:table-cell table:style-name="ce3" office:value-type="float" office:value="-1146.85" calcext:value-type="float">
            <text:p>-1146.85</text:p>
          </table:table-cell>
          <table:table-cell table:style-name="ce3" office:value-type="float" office:value="147.046579" calcext:value-type="float">
            <text:p>147.05</text:p>
          </table:table-cell>
          <table:table-cell table:style-name="ce4" office:value-type="float" office:value="4.5" calcext:value-type="float">
            <text:p>4.5</text:p>
          </table:table-cell>
          <table:table-cell table:style-name="ce3" office:value-type="float" office:value="-7.79922938568" calcext:value-type="float">
            <text:p>-7.80</text:p>
          </table:table-cell>
          <table:table-cell table:style-name="ce5" office:value-type="float" office:value="32.6770175556" calcext:value-type="float">
            <text:p>33</text:p>
          </table:table-cell>
          <table:table-cell table:style-name="ce4" office:value-type="float" office:value="-254.855555556" calcext:value-type="float">
            <text:p>-254.9</text:p>
          </table:table-cell>
          <table:table-cell office:value-type="string" calcext:value-type="string">
            <text:p><text:s/>+ <text:s/>Al + 1.5 N2H4O3 = <text:s/>+ 0.5 Al2O3 + 3.0 H2O + 1.5 N2</text:p>
          </table:table-cell>
          <table:table-cell office:value-type="string" calcext:value-type="string">
            <text:p>[-1. <text:s/>-1.5 <text:s/>0.5 <text:s/>3. <text:s text:c="2"/>1.5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<text:s/>ammonium nitrate</text:p>
          </table:table-cell>
          <table:table-cell table:style-name="ce3" office:value-type="float" office:value="-206" calcext:value-type="float">
            <text:p>-206.00</text:p>
          </table:table-cell>
          <table:table-cell table:style-name="ce3" office:value-type="float" office:value="80.04336" calcext:value-type="float">
            <text:p>80.04</text:p>
          </table:table-cell>
          <table:table-cell table:style-name="ce4" office:value-type="float" office:value="3.5" calcext:value-type="float">
            <text:p>3.5</text:p>
          </table:table-cell>
          <table:table-cell table:style-name="ce3" office:value-type="float" office:value="-2.57360510603" calcext:value-type="float">
            <text:p>-2.57</text:p>
          </table:table-cell>
          <table:table-cell table:style-name="ce5" office:value-type="float" office:value="22.8695314286" calcext:value-type="float">
            <text:p>23</text:p>
          </table:table-cell>
          <table:table-cell table:style-name="ce4" office:value-type="float" office:value="-58.8571428571" calcext:value-type="float">
            <text:p>-58.9</text:p>
          </table:table-cell>
          <table:table-cell office:value-type="string" calcext:value-type="string">
            <text:p><text:s/>+ <text:s/>N2H4O3 = <text:s/>+ 2.0 H2O + <text:s/>N2 + 0.5 O2</text:p>
          </table:table-cell>
          <table:table-cell office:value-type="string" calcext:value-type="string">
            <text:p>[-1. <text:s text:c="2"/>2. <text:s text:c="2"/>1. <text:s text:c="2"/>0.5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onium chloride</text:p>
          </table:table-cell>
          <table:table-cell office:value-type="string" calcext:value-type="string">
            <text:p><text:s/>ammonium nitrate</text:p>
          </table:table-cell>
          <table:table-cell table:style-name="ce3" office:value-type="float" office:value="-515.61" calcext:value-type="float">
            <text:p>-515.61</text:p>
          </table:table-cell>
          <table:table-cell table:style-name="ce3" office:value-type="float" office:value="173.5565" calcext:value-type="float">
            <text:p>173.56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-2.97084810998" calcext:value-type="float">
            <text:p>-2.97</text:p>
          </table:table-cell>
          <table:table-cell table:style-name="ce5" office:value-type="float" office:value="23.1408666667" calcext:value-type="float">
            <text:p>23</text:p>
          </table:table-cell>
          <table:table-cell table:style-name="ce4" office:value-type="float" office:value="-68.748" calcext:value-type="float">
            <text:p>-68.7</text:p>
          </table:table-cell>
          <table:table-cell office:value-type="string" calcext:value-type="string">
            <text:p><text:s/>+ <text:s/>NH4Cl + 1.5 N2H4O3 = <text:s/>+ 4.5 H2O + 2.0 N2 + <text:s/>HCl</text:p>
          </table:table-cell>
          <table:table-cell office:value-type="string" calcext:value-type="string">
            <text:p>[-1. <text:s/>-1.5 <text:s/>4.5 <text:s/>2. <text:s text:c="2"/>1. 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<text:s/>ammonium nitrate</text:p>
          </table:table-cell>
          <table:table-cell table:style-name="ce3" office:value-type="float" office:value="-316.5" calcext:value-type="float">
            <text:p>-316.50</text:p>
          </table:table-cell>
          <table:table-cell table:style-name="ce3" office:value-type="float" office:value="92.05406" calcext:value-type="float">
            <text:p>92.05</text:p>
          </table:table-cell>
          <table:table-cell table:style-name="ce4" office:value-type="float" office:value="4" calcext:value-type="float">
            <text:p>4.0</text:p>
          </table:table-cell>
          <table:table-cell table:style-name="ce3" office:value-type="float" office:value="-3.4381970768" calcext:value-type="float">
            <text:p>-3.44</text:p>
          </table:table-cell>
          <table:table-cell table:style-name="ce5" office:value-type="float" office:value="23.013515" calcext:value-type="float">
            <text:p>23</text:p>
          </table:table-cell>
          <table:table-cell table:style-name="ce4" office:value-type="float" office:value="-79.125" calcext:value-type="float">
            <text:p>-79.1</text:p>
          </table:table-cell>
          <table:table-cell office:value-type="string" calcext:value-type="string">
            <text:p><text:s/>+ <text:s/>C + <text:s/>N2H4O3 = <text:s/>+ <text:s/>CO + 2.0 H2O + <text:s/>N2</text:p>
          </table:table-cell>
          <table:table-cell office:value-type="string" calcext:value-type="string">
            <text:p>[-1. -1. <text:s/>1. <text:s/>2. <text:s/>1.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<text:s/>ammonium nitrate</text:p>
          </table:table-cell>
          <table:table-cell table:style-name="ce3" office:value-type="float" office:value="-805.5" calcext:value-type="float">
            <text:p>-805.50</text:p>
          </table:table-cell>
          <table:table-cell table:style-name="ce3" office:value-type="float" office:value="172.09742" calcext:value-type="float">
            <text:p>172.10</text:p>
          </table:table-cell>
          <table:table-cell table:style-name="ce4" office:value-type="float" office:value="7" calcext:value-type="float">
            <text:p>7.0</text:p>
          </table:table-cell>
          <table:table-cell table:style-name="ce3" office:value-type="float" office:value="-4.68048852795" calcext:value-type="float">
            <text:p>-4.68</text:p>
          </table:table-cell>
          <table:table-cell table:style-name="ce5" office:value-type="float" office:value="24.5853457143" calcext:value-type="float">
            <text:p>25</text:p>
          </table:table-cell>
          <table:table-cell table:style-name="ce4" office:value-type="float" office:value="-115.071428571" calcext:value-type="float">
            <text:p>-115.1</text:p>
          </table:table-cell>
          <table:table-cell office:value-type="string" calcext:value-type="string">
            <text:p><text:s/>+ <text:s/>C + 2.0 N2H4O3 = <text:s/>+ <text:s/>CO2 + 4.0 H2O + 2.0 N2</text:p>
          </table:table-cell>
          <table:table-cell office:value-type="string" calcext:value-type="string">
            <text:p>[-1. -2. <text:s/>1. <text:s/>4. <text:s/>2.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<text:s/>ammonium nitrate</text:p>
          </table:table-cell>
          <table:table-cell table:style-name="ce3" office:value-type="float" office:value="-4715.7" calcext:value-type="float">
            <text:p>-4715.70</text:p>
          </table:table-cell>
          <table:table-cell table:style-name="ce3" office:value-type="float" office:value="1302.8168" calcext:value-type="float">
            <text:p>1302.82</text:p>
          </table:table-cell>
          <table:table-cell table:style-name="ce4" office:value-type="float" office:value="59" calcext:value-type="float">
            <text:p>59.0</text:p>
          </table:table-cell>
          <table:table-cell table:style-name="ce3" office:value-type="float" office:value="-3.61961866012" calcext:value-type="float">
            <text:p>-3.62</text:p>
          </table:table-cell>
          <table:table-cell table:style-name="ce5" office:value-type="float" office:value="22.081640678" calcext:value-type="float">
            <text:p>22</text:p>
          </table:table-cell>
          <table:table-cell table:style-name="ce4" office:value-type="float" office:value="-79.9271186441" calcext:value-type="float">
            <text:p>-79.9</text:p>
          </table:table-cell>
          <table:table-cell office:value-type="string" calcext:value-type="string">
            <text:p><text:s/>+ <text:s/>C12H22O11 + 12.0 N2H4O3 = <text:s/>+ 12.0 CO + 35.0 H2O + 12.0 N2</text:p>
          </table:table-cell>
          <table:table-cell office:value-type="string" calcext:value-type="string">
            <text:p>[ -1. -12. <text:s/>12. <text:s/>35. <text:s/>12.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<text:s/>ammonium nitrate</text:p>
          </table:table-cell>
          <table:table-cell table:style-name="ce3" office:value-type="float" office:value="-10583.7" calcext:value-type="float">
            <text:p>-10583.70</text:p>
          </table:table-cell>
          <table:table-cell table:style-name="ce3" office:value-type="float" office:value="2263.33712" calcext:value-type="float">
            <text:p>2263.34</text:p>
          </table:table-cell>
          <table:table-cell table:style-name="ce4" office:value-type="float" office:value="95" calcext:value-type="float">
            <text:p>95.0</text:p>
          </table:table-cell>
          <table:table-cell table:style-name="ce3" office:value-type="float" office:value="-4.67614828851" calcext:value-type="float">
            <text:p>-4.68</text:p>
          </table:table-cell>
          <table:table-cell table:style-name="ce5" office:value-type="float" office:value="23.8246012632" calcext:value-type="float">
            <text:p>24</text:p>
          </table:table-cell>
          <table:table-cell table:style-name="ce4" office:value-type="float" office:value="-111.407368421" calcext:value-type="float">
            <text:p>-111.4</text:p>
          </table:table-cell>
          <table:table-cell office:value-type="string" calcext:value-type="string">
            <text:p><text:s/>+ 1.0 C12H22O11 + 24.0 N2H4O3 = <text:s/>+ 12.0 CO2 + 59.0 H2O + 24.0 N2</text:p>
          </table:table-cell>
          <table:table-cell office:value-type="string" calcext:value-type="string">
            <text:p>[ -1. -24. <text:s/>12. <text:s/>59. <text:s/>24.]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5T11:48:14.364122232</dc:date>
    <meta:generator>LibreOffice/4.2.4.2$Linux_X86_64 LibreOffice_project/420m0$Build-2</meta:generator>
    <meta:editing-duration>PT21M40S</meta:editing-duration>
    <meta:editing-cycles>2</meta:editing-cycles>
    <meta:document-statistic meta:table-count="1" meta:cell-count="327" meta:object-count="0"/>
  </office:meta>
</office:document-meta>
</file>